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correctness of signal meters visually.</text:p>
      <text:p text:style-name="Preformatted_20_Text"/>
      <text:p text:style-name="Preformatted_20_Text"/>
      <text:p text:style-name="Preformatted_20_Text">00:00.000 - 00:02.000 <text:s/>silence</text:p>
      <text:p text:style-name="Preformatted_20_Text">00:02.000 - 00:05.000 <text:s/>sine wave (997 Hz)</text:p>
      <text:p text:style-name="Preformatted_20_Text"/>
      <text:p text:style-name="Preformatted_20_Text"><text:s text:c="23"/>[left <text:s/>channel: <text:s/>-60.10 dB FS peak]</text:p>
      <text:p text:style-name="Preformatted_20_Text"><text:s text:c="23"/>[right channel: <text:s/>-59.90 dB FS peak]</text:p>
      <text:p text:style-name="Preformatted_20_Text"/>
      <text:p text:style-name="Preformatted_20_Text"><text:s text:c="23"/>[left <text:s/>signal meter should not light]</text:p>
      <text:p text:style-name="Preformatted_20_Text"><text:s text:c="23"/>[right signal meter should <text:s text:c="4"/>light]</text:p>
      <text:p text:style-name="Preformatted_20_Text"/>
      <text:p text:style-name="Preformatted_20_Text">00:05.000 - 00:07.000 <text:s/>silence</text:p>
      <text:p text:style-name="Preformatted_20_Text">00:07.000 - 00:17.000 <text:s/>sine wave (997 Hz, volume sweep)</text:p>
      <text:p text:style-name="Preformatted_20_Text"/>
      <text:p text:style-name="Preformatted_20_Text"><text:s text:c="23"/>[left <text:s/>channel: <text:s/>-60.10 dB FS to -20.10 dB FS peak]</text:p>
      <text:p text:style-name="Preformatted_20_Text"><text:s text:c="23"/>[right channel: <text:s/>-19.90 dB FS to -59.90 dB FS peak]</text:p>
      <text:p text:style-name="Preformatted_20_Text"/>
      <text:p text:style-name="Preformatted_20_Text"><text:s text:c="23"/>[left <text:s/>signal meter should swell]</text:p>
      <text:p text:style-name="Preformatted_20_Text"><text:s text:c="23"/>[right signal meter should fade ]</text:p>
      <text:p text:style-name="Preformatted_20_Text"/>
      <text:p text:style-name="Preformatted_20_Text"/>
      <text:p text:style-name="Preformatted_20_Text">00:17.000 - 00:19.000 <text:s/>silence</text:p>
      <text:p text:style-name="Preformatted_20_Text">00:19.000 - 00:19.100 <text:s/>sine wave burst (997 Hz)</text:p>
      <text:p text:style-name="Preformatted_20_Text"/>
      <text:p text:style-name="Preformatted_20_Text"><text:s text:c="23"/>[left <text:s/>channel: <text:s text:c="2"/>-0.10 dB FS peak]</text:p>
      <text:p text:style-name="Preformatted_20_Text"><text:s text:c="23"/>[right channel: <text:s text:c="2"/>+0.00 dB FS peak, <text:span text:style-name="T1">clipped waveform</text:span>]</text:p>
      <text:p text:style-name="Preformatted_20_Text"/>
      <text:p text:style-name="Preformatted_20_Text"><text:s text:c="23"/>[left <text:s/>signal meter should <text:s text:c="4"/>light]</text:p>
      <text:p text:style-name="Preformatted_20_Text"><text:s text:c="23"/>[right signal meter should <text:s text:c="4"/>light]</text:p>
      <text:p text:style-name="Preformatted_20_Text"/>
      <text:p text:style-name="Preformatted_20_Text">00:19.100 - 00:21.100 <text:s/>silence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4-03T17:23:38</dc:date>
    <meta:editing-duration>PT1H36M18S</meta:editing-duration>
    <meta:editing-cycles>118</meta:editing-cycles>
    <dc:creator>Martin Zuther</dc:creator>
    <meta:document-statistic meta:table-count="0" meta:image-count="0" meta:object-count="0" meta:page-count="1" meta:paragraph-count="39" meta:word-count="259" meta:character-count="2135" meta:non-whitespace-character-count="1574"/>
  </office:meta>
</office:document-meta>
</file>